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09cm"/>
    </style:style>
    <style:style style:name="co2" style:family="table-column">
      <style:table-column-properties fo:break-before="auto" style:column-width="2.84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=&quot;ok&quot;" style:apply-style-name="Good" style:base-cell-address="Лист1.B1"/>
      <style:map style:condition="cell-content()=&quot;перепроверить&quot;" style:apply-style-name="Neutral" style:base-cell-address="Лист1.B1"/>
      <style:map style:condition="cell-content()=&quot;закинуть ключ&quot;" style:apply-style-name="Warning" style:base-cell-address="Лист1.B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ok&quot;" style:apply-style-name="Good" style:base-cell-address="Лист1.B1"/>
      <style:map style:condition="cell-content()=&quot;перепроверить&quot;" style:apply-style-name="Neutral" style:base-cell-address="Лист1.B1"/>
      <style:map style:condition="cell-content()=&quot;закинуть ключ&quot;" style:apply-style-name="Warning" style:base-cell-address="Лист1.B1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5" office:value-type="string" calcext:value-type="string">
            <text:p>Нода</text:p>
          </table:table-cell>
          <table:table-cell table:style-name="ce6" office:value-type="string" calcext:value-type="string">
            <text:p>Статус</text:p>
          </table:table-cell>
          <table:table-cell table:style-name="ce1"/>
        </table:table-row>
        <table:table-row table:style-name="ro1">
          <table:table-cell office:value-type="string" calcext:value-type="string">
            <text:p>bataysk_arnv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bataysk_arnv2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>
          <table:table-cell office:value-type="string" calcext:value-type="string">
            <text:p>bataysk_arnv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bataysk_element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bataysk_element2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>
          <table:table-cell office:value-type="string" calcext:value-type="string">
            <text:p>bataysk_element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bataysk_lkps2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>
          <table:table-cell office:value-type="string" calcext:value-type="string">
            <text:p>bataysk_ppss-laz-gpu-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bataysk_telezhka2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>
          <table:table-cell office:value-type="string" calcext:value-type="string">
            <text:p>bataysk_tvf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bataysk_tvf2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>
          <table:table-cell office:value-type="string" calcext:value-type="string">
            <text:p>bataysk_tvk1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>
          <table:table-cell office:value-type="string" calcext:value-type="string">
            <text:p>chelyabinsk_arnv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chelyabinsk_arnv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chelyabinsk_arnv3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>
          <table:table-cell office:value-type="string" calcext:value-type="string">
            <text:p>chelyabinsk_arnv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chelyabinsk_arnv5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>
          <table:table-cell office:value-type="string" calcext:value-type="string">
            <text:p>chelyabinsk_element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chelyabinsk_element2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>
          <table:table-cell office:value-type="string" calcext:value-type="string">
            <text:p>chelyabinsk_element3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>
          <table:table-cell office:value-type="string" calcext:value-type="string">
            <text:p>chelyabinsk_element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chelyabinsk_element5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chelyabinsk_fake1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>
          <table:table-cell office:value-type="string" calcext:value-type="string">
            <text:p>chelyabinsk_fake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chelyabinsk_fake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chelyabinsk_lkps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chelyabinsk_lkps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chelyabinsk_lkps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chelyabinsk_lkps4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>
          <table:table-cell office:value-type="string" calcext:value-type="string">
            <text:p>chelyabinsk_lkps5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chelyabinsk_tvf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chelyabinsk_tvf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chelyabinsk_tvf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chelyabinsk_tvf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chelyabinsk_tvf5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chelyabinsk_tvk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chelyabinsk_tvk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chelyabinsk_tvk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chelyabinsk_tvk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chelyabinsk_tvk5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arnv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arnv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arnv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arnv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arnv5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db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db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db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db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db5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emoiv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fake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fake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fake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fake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fake5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lkps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lkps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lkps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lkps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lkps5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lpwan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lpwan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lpwan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lpwan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lpwan5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rfid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rfid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rfid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rfid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rfid5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tvf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tvf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tvf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tvf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tvf5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tvk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tvk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tvk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tvk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ekaterinburg_tvk5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arnv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arnv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arnv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arnv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db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db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db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db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emoiv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fake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fake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fake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lkps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lkps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lkps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lkps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lpwan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lpwan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lpwan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lpwan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rfid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rfid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rfid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rfid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tvf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tvf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tvf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tvf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tvk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tvk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tvk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inskaya_tvk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arnv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arnv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arnv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arnv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db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db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db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db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element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element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emoiv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fake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fake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fake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fake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lkps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lkps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lkps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lkps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lpwan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lpwan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lpwan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lpwan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rfid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rfid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rfid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rfid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tvf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tvf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tvf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tvf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tvk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tvk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tvk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inel_tvk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omsomolsk_arnv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omsomolsk_mihi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omsomolsk_tvf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omsomolsk_tvk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rasnoyarsk_arnv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rasnoyarsk_arnv2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>
          <table:table-cell office:value-type="string" calcext:value-type="string">
            <text:p>krasnoyarsk_db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rasnoyarsk_db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rasnoyarsk_emoiv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rasnoyarsk_lkps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rasnoyarsk_lkps2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>
          <table:table-cell office:value-type="string" calcext:value-type="string">
            <text:p>krasnoyarsk_lpwan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rasnoyarsk_lpwan2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>
          <table:table-cell office:value-type="string" calcext:value-type="string">
            <text:p>krasnoyarsk_rfid1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>
          <table:table-cell office:value-type="string" calcext:value-type="string">
            <text:p>krasnoyarsk_rfid2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>
          <table:table-cell office:value-type="string" calcext:value-type="string">
            <text:p>krasnoyarsk_tvf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rasnoyarsk_tvf2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>
          <table:table-cell office:value-type="string" calcext:value-type="string">
            <text:p>krasnoyarsk_tvk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rasnoyarsk_tvk2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>
          <table:table-cell office:value-type="string" calcext:value-type="string">
            <text:p>kurbakinskaya_arnv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urbakinskaya_mihi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urbakinskaya_tvf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kurbakinskaya_tvk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arnv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arnv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arnv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arnv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db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db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db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db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emoiv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fake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fake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fake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fake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lkps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lkps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lkps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lkps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lpwan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lpwan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lpwan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lpwan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rfid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rfid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rfid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rfid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tvf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tvf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tvf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tvf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tvk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tvk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tvk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losta_tvk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murmansk_arnv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murmansk_mihi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murmansk_tvf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murmansk_tvk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oreh_arnv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oreh_arnv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oreh_arnv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oreh_arnv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oreh_fake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oreh_fake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oreh_fake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oreh_lkps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oreh_lkps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oreh_lkps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oreh_lkps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oreh_tvf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oreh_tvf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oreh_tvf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oreh_tvf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oreh_tvk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oreh_tvk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oreh_tvk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oreh_tvk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smolensk_arnv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smolensk_arnv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smolensk_db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smolensk_mihi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smolensk_tvf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smolensk_tvf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smolensk_tvk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smolensk_tvk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spb_arnv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spb_arnv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spb_fake1</text:p>
          </table:table-cell>
          <table:table-cell office:value-type="string" calcext:value-type="string">
            <text:p>перепроверить</text:p>
          </table:table-cell>
          <table:table-cell table:style-name="ce1"/>
        </table:table-row>
        <table:table-row table:style-name="ro1">
          <table:table-cell office:value-type="string" calcext:value-type="string">
            <text:p>spb_fake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spb_lkps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spb_lkps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spb_lpwan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spb_tvf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spb_tvf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taman_tv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vhodnaya_arnv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vhodnaya_arnv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vhodnaya_arnv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vhodnaya_arnv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vhodnaya_fake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vhodnaya_fake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vhodnaya_fake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vhodnaya_lkps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vhodnaya_lkps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vhodnaya_lkps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vhodnaya_lkps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vhodnaya_tvf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vhodnaya_tvf2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vhodnaya_tvf3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vhodnaya_tvf4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zelecino_arnv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zelecino_tvf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office:value-type="string" calcext:value-type="string">
            <text:p>zelecino_tvk1</text:p>
          </table:table-cell>
          <table:table-cell office:value-type="string" calcext:value-type="string">
            <text:p>ok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1"/>
        </table:table-row>
        <table:table-row table:style-name="ro1" table:number-rows-repeated="1048310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Лист1.B1:Лист1.B1048576">
            <calcext:condition calcext:apply-style-name="Good" calcext:value="=&quot;ok&quot;" calcext:base-cell-address="Лист1.B1"/>
            <calcext:condition calcext:apply-style-name="Neutral" calcext:value="=&quot;перепроверить&quot;" calcext:base-cell-address="Лист1.B1"/>
            <calcext:condition calcext:apply-style-name="Warning" calcext:value="=&quot;закинуть ключ&quot;" calcext:base-cell-address="Лист1.B1"/>
          </calcext:conditional-format>
        </calcext:conditional-formats>
      </table:table>
      <table:named-expressions/>
      <table:database-ranges>
        <table:database-range table:name="__Anonymous_Sheet_DB__0" table:target-range-address="Лист1.A1:Лист1.B26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.00.0000</text:date>, <text:time style:data-style-name="N2" text:time-value="09:57:34.55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13T13:22:53.398000000</meta:creation-date>
    <dc:date>2024-09-20T10:10:01.675000000</dc:date>
    <meta:editing-duration>PT46M7S</meta:editing-duration>
    <meta:editing-cycles>6</meta:editing-cycles>
    <meta:generator>LibreOffice/7.3.2.2$Windows_X86_64 LibreOffice_project/49f2b1bff42cfccbd8f788c8dc32c1c309559be0</meta:generator>
    <meta:document-statistic meta:table-count="1" meta:cell-count="528" meta:object-count="0"/>
  </office:meta>
</office:document-meta>
</file>